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="solid" draw:fill-color="#cfe2f3"/>
      <style:paragraph-properties fo:text-align="start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5811in" fo:min-width="0.7937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1.0689in" fo:min-width="1.2457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image should show up.</text:p>
      <text:p text:style-name="Standard"><draw:g text:anchor-type="as-char" draw:z-index="0" draw:style-name="gr1"><draw:custom-shape draw:name="Shape 2" draw:style-name="gr2" draw:text-style-name="P2" svg:width="0.8941in" svg:height="0.4406in" svg:x="0.0862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3" svg:width="1.0776in" svg:height="0.865in" svg:x="0in" svg:y="0.7346in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3" svg:width="1.5614in" svg:height="1.3835in" svg:x="3.1575in" svg:y="1.2in"><text:p/><draw:enhanced-geometry draw:mirror-horizontal="false" draw:mirror-vertical="false" draw:text-areas="0 ?f4 ?f5 ?f9" svg:viewBox="0 0 0 0" draw:type="ooxml-snip1Rect" draw:modifiers="16667" draw:enhanced-path="M 0 0 L ?f3 0 ?f6 ?f2 ?f6 ?f9 0 ?f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1/2"/><draw:equation draw:name="f5" draw:formula="(?f3 +logwidth)/2"/><draw:equation draw:name="f6" draw:formula="logwidth"/><draw:equation draw:name="f7" draw:formula="logheight/2"/><draw:equation draw:name="f8" draw:formula="logwidth/2"/><draw:equation draw:name="f9" draw:formula="logheight"/><draw:handle draw:handle-position="?f3 0" draw:handle-range-x-maximum="50000" draw:handle-range-x-minimum="0"/></draw:enhanced-geometry></draw:custom-shape></draw:g></text:p>
      <text:p text:style-name="Standard"/>
      <text:p text:style-name="Standard">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6" meta:character-count="30" meta:non-whitespace-character-count="26"/>
    <meta:generator>LibreOfficeDev/6.0.5.2$Linux_X86_64 LibreOffice_project/</meta:generator>
  </office:meta>
</office:document-meta>
</file>